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Text_20_body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github.com/Gryzly73/cinemaniaBot.git" text:style-name="Internet_20_link" text:visited-style-name="Visited_20_Internet_20_Link">https://github.com/Gryzly73/cinemaniaBot.git</text:a> код на Гит</text:p>
      <text:p text:style-name="Standard"/>
      <text:p text:style-name="Standard"><text:a xlink:type="simple" xlink:href="https://t.me/cinemaniaMM" text:style-name="Internet_20_link" text:visited-style-name="Visited_20_Internet_20_Link">https://t.me/cinemaniaMM</text:a> <text:s/>группа для публикаций</text:p>
      <text:p text:style-name="Standard"/>
      <text:p text:style-name="Standard"><text:a xlink:type="simple" xlink:href="https://t.me/CinemaGryzlyMM_bot" text:style-name="Internet_20_link" text:visited-style-name="Visited_20_Internet_20_Link">https://t.me/CinemaGryzlyMM_bot</text:a> канал администратора (для работы нужны права администратора)</text:p>
      <text:p text:style-name="Standard"/>
      <text:p text:style-name="Standard">Идея проекта — канал кинореценезий, публикующий рецензии с постерами каждый день в определенное время - по расписанию, или в любое время - по запросу администратора.</text:p>
      <text:p text:style-name="Standard"/>
      <text:p text:style-name="Standard">Фильмы бот выбирает произвольным образом поиском в интернете, для поиска использую</text:p>
      <text:p text:style-name="Standard"><text:a xlink:type="simple" xlink:href="https://programmablesearchengine.google.com/controlpanel/all" text:style-name="Internet_20_link" text:visited-style-name="Visited_20_Internet_20_Link">https://programmablesearchengine.google.com/controlpanel/all</text:a></text:p>
      <text:p text:style-name="Standard"><text:s/>(открыта опция «искать во всем интернете») по заданному администратором жанру или описанию или названию. </text:p>
      <text:p text:style-name="Standard">Есть возможность напрямую указывать <text:span text:style-name="T1">imdb id </text:span><text:span text:style-name="T2">фильма — бот распознает формат в тексте запроса, провалидировав формат и наличие фильма.</text:span></text:p>
      <text:p text:style-name="P1"/>
      <text:p text:style-name="P1">Также задается стиль рецензии — выбор из 6-и вариантов.</text:p>
      <text:p text:style-name="P1"/>
      <text:p text:style-name="Standard"><text:span text:style-name="T2">Постеры формируются по найденому или введенному пользователем </text:span><text:span text:style-name="T1">imdb id </text:span><text:span text:style-name="T2">через </text:span><text:a xlink:type="simple" xlink:href="https://www.omdbapi.com/" text:style-name="Internet_20_link" text:visited-style-name="Visited_20_Internet_20_Link">https://www.omdbapi.com/</text:a><text:span text:style-name="T2"> - предоставляет 1000 бесплатных запросов.</text:span></text:p>
      <text:p text:style-name="P1"/>
      <text:p text:style-name="Standard"><text:span text:style-name="T2">Рецензии создаются </text:span><text:span text:style-name="T1">Gpt-4 </text:span><text:span text:style-name="T2">по системе промтов с учетом заданного администратором стиля изложения.</text:span></text:p>
      <text:p text:style-name="P1"/>
      <text:p text:style-name="P1">Таким образом речь идет не об отслеживании киноновинок а о неком киножурнале создающим описание фильмов разного жанра разных эпох несколько хаотичным образом. <text:s/>Хотя при этом жанр и даже конкретный фильм или тематику фильма для поиска задает администратор, выполняющий роль главого редактора ставящего задачу боту-редактору рецензий.</text:p>
      <text:p text:style-name="P1"/>
      <text:p text:style-name="P1">То есть бот выполняет роль пишущего по заданию редактора или копирайтера.</text:p>
      <text:p text:style-name="P1"/>
      <text:p text:style-name="P1">Включена проверка, чтобы не допустить дублирования публикации кинофильма, ведется база опубликованных фильмов. О том как организована проверка позволяющая исключать дублирование при публикации по расписанию— в отдельном файле.</text:p>
      <text:p text:style-name="Standard"/>
      <text:p text:style-name="Standard">В настоящее время проект возможно не выглядит имеющим большой коммерческий интерес, но по моему мнению на его базе по уже отработанной схеме можно создать высоко монетизируемый канал для киноманов.</text:p>
      <text:p text:style-name="Standard"/>
      <text:p text:style-name="Standard">Создание заняло 2 полных рабочих недели, основная работа — 80% времени - генерация и тестирование кода на <text:span text:style-name="T1">Python </text:span><text:span text:style-name="T2">(всего вышло 900+ строк), </text:span><text:span text:style-name="T1">Python </text:span><text:span text:style-name="T2">я практически не владею, неплохо знаю </text:span><text:span text:style-name="T1">Java </text:span><text:span text:style-name="T2">и сопутствующий стек</text:span><text:span text:style-name="T1">.</text:span></text:p>
      <text:p text:style-name="P2"/>
      <text:p text:style-name="Standard"><text:span text:style-name="T2">Поэтому оформление кода вряд ли соответсвует принципам </text:span><text:span text:style-name="T1">Solid </text:span><text:span text:style-name="T2">и лучшим практикам </text:span><text:span text:style-name="T1">clean code)).</text:span></text:p>
      <text:p text:style-name="P2"/>
      <text:p text:style-name="P1">Огромную помощь в кодинге и советам по использованию внешних сервисов оказал <text:span text:style-name="T1">deepseek, </text:span>немного пользовался <text:span text:style-name="T1">gpt. </text:span></text:p>
      <text:p text:style-name="P2"/>
      <text:p text:style-name="Standard"/>
      <text:h text:style-name="Heading_20_3" text:outline-level="3"><text:soft-page-break/>Какие задачи не удалось выполнить — или какие можно доработать для прода.</text:h>
      <text:p text:style-name="Text_20_body"/>
      <text:p text:style-name="Text_20_body">Непонятность работы всплывающего меню (по нажатию кнопки «Меню» - почему то не получилось разместить информацию на « /<text:span text:style-name="T1">help </text:span><text:span text:style-name="T2">»</text:span><text:span text:style-name="T1"> </text:span><text:span text:style-name="T2">не работает в этом режиме </text:span><text:span text:style-name="T1">«/style» </text:span><text:span text:style-name="T2">впрочем это меню и не используется в работе хотя «/</text:span><text:span text:style-name="T1">help </text:span><text:span text:style-name="T2">» бы не помешал.</text:span></text:p>
      <text:p text:style-name="Text_20_body"><text:span text:style-name="T2">Сложности с размещением трейлеров — изначально предполагал размещать не только постеры но и трейлеры. Но ссылки на трейлеры были как правило на </text:span><text:span text:style-name="T1">facebook </text:span><text:span text:style-name="T2">и довольно неудобно для пользователя. Нужно как то изменить концепцию нахождения трейлеров, в коде даже осталось 2 функции для формирования видео, но они не используются.</text:span></text:p>
      <text:p text:style-name="P3">Не пришел к окончательному выводу нужно ли отслеживать уникальность при формировании рецензии «вручную», то есть не по расписанию. Пока там уникальность не отслеживается, что дает возможность в случае формирования рецензии «вручную» делать повторную рецензию на фильм, в другом стиле.</text:p>
      <text:p text:style-name="P3">Стилистически рецензии по расписанию и не по расписанию различны, когда генерирует «не по расписанию» использует стиль не по выбору + немного другая структура ответа. Специально оставил 2 разных структуры формирования чтобы понять плюсы и минусы.</text:p>
      <text:p text:style-name="P3">Вообще стили надо дорабатывать. Была идея задания стиля в боте-администраторе вручную, допустим «создавай рецензию в духе треш-обзора кинокритика такого-то....» но здесь нужна база промтов с настройкой промтов — это я думаю еще 1-2 недели работы.</text:p>
      <text:p text:style-name="P3"/>
      <text:p text:style-name="P3"/>
      <text:p text:style-name="P3"/>
      <text:p text:style-name="P3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3-31T17:08:16.03</meta:creation-date>
    <meta:generator>OpenOffice/4.1.15$Win32 OpenOffice.org_project/4115m2$Build-9813</meta:generator>
    <dc:date>2025-04-01T03:43:36.76</dc:date>
    <meta:editing-duration>PT2H16M9S</meta:editing-duration>
    <meta:editing-cycles>3</meta:editing-cycles>
    <meta:document-statistic meta:table-count="0" meta:image-count="0" meta:object-count="0" meta:page-count="2" meta:paragraph-count="24" meta:word-count="504" meta:character-count="3678"/>
  </office:meta>
</office:document-meta>
</file>